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952cm" fo:min-width="0.702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1.7cm" svg:x="9.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0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1.6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cm" fo:page-height="2.5cm" style:print-orientation="portrait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22:01:11.314000000</meta:creation-date>
    <dc:date>2015-10-10T22:12:34.498000000</dc:date>
    <meta:editing-duration>PT5M</meta:editing-duration>
    <meta:editing-cycles>5</meta:editing-cycles>
    <meta:generator>LibreOffice/5.0.2.2$Windows_x86 LibreOffice_project/37b43f919e4de5eeaca9b9755ed688758a8251fe</meta:generator>
    <meta:document-statistic meta:object-count="4"/>
  </office:meta>
</office:document-meta>
</file>